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6cm"/>
    </style:style>
    <style:style style:name="co8" style:family="table-column">
      <style:table-column-properties fo:break-before="auto" style:column-width="1.374cm"/>
    </style:style>
    <style:style style:name="co9" style:family="table-column">
      <style:table-column-properties fo:break-before="auto" style:column-width="1.626cm"/>
    </style:style>
    <style:style style:name="co10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Accent_20_2" style:data-style-name="N137"/>
    <style:style style:name="ce4" style:family="table-cell" style:parent-style-name="Default" style:data-style-name="N137"/>
    <style:style style:name="ce9" style:family="table-cell" style:parent-style-name="Accent_20_2">
      <style:table-cell-properties fo:wrap-option="wrap"/>
    </style:style>
    <style:style style:name="ce10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6" table:style-name="ta1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office:annotation draw:style-name="gr1" draw:text-style-name="P2" svg:width="2.899cm" svg:height="1.799cm" svg:x="2.515cm" svg:y="0cm" draw:caption-point-x="-0.61cm" draw:caption-point-y="0.01cm">
              <dc:creator>WJ</dc:creator>
              <dc:date>2021-09-22T00:00:00</dc:date>
              <text:p text:style-name="P1"><text:span text:style-name="T1">123</text:span></text:p>
            </office:annotation>
            <text:p>sample</text:p>
          </table:table-cell>
          <table:table-cell table:style-name="Accent_20_2" office:value-type="string" calcext:value-type="string">
            <text:p>rc</text:p>
          </table:table-cell>
          <table:table-cell table:style-name="Accent_20_2" office:value-type="string" calcext:value-type="string">
            <text:p>replicate</text:p>
          </table:table-cell>
          <table:table-cell table:style-name="ce3" office:value-type="string" calcext:value-type="string">
            <text:p>y</text:p>
          </table:table-cell>
          <table:table-cell table:style-name="Accent_20_2" table:number-columns-repeated="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24.3" calcext:value-type="float">
            <text:p>324.300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8.8" calcext:value-type="float">
            <text:p>318.800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.5" calcext:value-type="float">
            <text:p>308.500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3.3" calcext:value-type="float">
            <text:p>303.300</text:p>
          </table:table-cell>
          <table:table-cell table:number-columns-repeated="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3.2" calcext:value-type="float">
            <text:p>303.2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.0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74.3" calcext:value-type="float">
            <text:p>274.3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277.5" calcext:value-type="float">
            <text:p>277.5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272.1" calcext:value-type="float">
            <text:p>272.1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73.1" calcext:value-type="float">
            <text:p>273.10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22.1" calcext:value-type="float">
            <text:p>222.10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235.4" calcext:value-type="float">
            <text:p>235.40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225.1" calcext:value-type="float">
            <text:p>225.10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220.4" calcext:value-type="float">
            <text:p>220.40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231.7" calcext:value-type="float">
            <text:p>231.700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00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91.8" calcext:value-type="float">
            <text:p>191.800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92.6" calcext:value-type="float">
            <text:p>192.600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91.2" calcext:value-type="float">
            <text:p>191.200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91.8" calcext:value-type="float">
            <text:p>191.80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9.1" calcext:value-type="float">
            <text:p>159.10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55.5" calcext:value-type="float">
            <text:p>155.50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50.7" calcext:value-type="float">
            <text:p>150.70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52.3" calcext:value-type="float">
            <text:p>152.30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5.5" calcext:value-type="float">
            <text:p>155.5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18.7" calcext:value-type="float">
            <text:p>118.7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.0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115.3" calcext:value-type="float">
            <text:p>115.3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13.8" calcext:value-type="float">
            <text:p>113.8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19.3" calcext:value-type="float">
            <text:p>119.30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2.6" calcext:value-type="float">
            <text:p>82.60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81.6" calcext:value-type="float">
            <text:p>81.60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80.2" calcext:value-type="float">
            <text:p>80.20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78.2" calcext:value-type="float">
            <text:p>78.20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40.9" calcext:value-type="float">
            <text:p>40.9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39.7" calcext:value-type="float">
            <text:p>39.7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41.5" calcext:value-type="float">
            <text:p>41.5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43.7" calcext:value-type="float">
            <text:p>43.70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0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0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3.7" calcext:value-type="float">
            <text:p>23.70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00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23.2" calcext:value-type="float">
            <text:p>23.2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.9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3.2" calcext:value-type="float">
            <text:p>13.200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0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0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.00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0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0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00</text:p>
          </table:table-cell>
          <table:table-cell table:number-columns-repeated="60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tting_ep6" table:style-name="ta1">
        <office:forms form:automatic-focus="false" form:apply-design-mode="false"/>
        <table:table-column table:style-name="co6" table:default-cell-style-name="ce10"/>
        <table:table-column table:style-name="co7" table:default-cell-style-name="Default"/>
        <table:table-column table:style-name="co5" table:number-columns-repeated="1018" table:default-cell-style-name="Default"/>
        <table:table-row table:style-name="ro1">
          <table:table-cell table:style-name="ce9" office:value-type="string" calcext:value-type="string">
            <text:p>acceptance_criteria</text:p>
          </table:table-cell>
          <table:table-cell table:style-name="Accent_20_2" office:value-type="string" calcext:value-type="string"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00/00/00</text:date>, <text:time style:data-style-name="N2" text:time-value="23:55:19.304918518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07T00:14:22.162126806</dc:date>
    <meta:editing-duration>PT42M39S</meta:editing-duration>
    <meta:editing-cycles>17</meta:editing-cycles>
    <meta:document-statistic meta:table-count="2" meta:cell-count="228" meta:object-count="0"/>
  </office:meta>
</office:document-meta>
</file>